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 ×Zÿ" svg:font-family=" ×Zÿ"/>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84">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fo:language="en" fo:country="US" style:language-complex="ar" style:country-complex="SA"/>
    </style:style>
    <style:style style:name="P11" style:family="paragraph" style:parent-style-name="CellBody">
      <style:text-properties fo:language="en" fo:country="US" style:language-complex="ar" style:country-complex="SA"/>
    </style:style>
    <style:style style:name="P12" style:family="paragraph" style:parent-style-name="CellBody">
      <style:paragraph-properties style:snap-to-layout-grid="false"/>
      <style:text-properties fo:language="en" fo:country="US"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Text_20_body">
      <style:paragraph-properties fo:margin-left="2.286cm" fo:margin-right="0cm" fo:text-indent="0cm" style:auto-text-indent="false"/>
    </style:style>
    <style:style style:name="P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 style:family="paragraph" style:parent-style-name="Heading_20_1">
      <style:text-properties fo:language="en" fo:country="US" style:language-complex="ar" style:country-complex="SA"/>
    </style:style>
    <style:style style:name="P19" style:family="paragraph" style:parent-style-name="Heading_20_1">
      <style:paragraph-properties fo:break-before="page"/>
      <style:text-properties fo:language="en" fo:country="US" style:language-complex="ar" style:country-complex="SA"/>
    </style:style>
    <style:style style:name="P20" style:family="paragraph" style:parent-style-name="Definition_20_Term">
      <style:text-properties fo:language="en" fo:country="US" style:language-complex="ar" style:country-complex="SA"/>
    </style:style>
    <style:style style:name="P21" style:family="paragraph" style:parent-style-name="Body">
      <style:paragraph-properties fo:text-align="start" style:justify-single-word="false"/>
    </style:style>
    <style:style style:name="P2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3" style:family="paragraph" style:parent-style-name="Heading_20_2">
      <style:text-properties fo:language="en" fo:country="US" style:language-complex="ar" style:country-complex="SA"/>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 223: Http Whiteboard Updates</text:user-defined></text:p>
      <text:p text:style-name="P13"><text:span text:style-name="T2">Draft<text:line-break/><text:line-break/></text:span><text:span text:style-name="T2"><text:page-count style:num-format="1">8</text:page-count></text:span><text:span text:style-name="T2"> Pages</text:span></text:p>
      <text:p text:style-name="P9">Abstract</text:p>
      <text:p text:style-name="P10">Updates to Http Whiteboard for Release 7.</text:p>
      <text:p text:style-name="P2"/>
      <text:h text:style-name="P19" text:outline-level="1" text:restart-numbering="true" text:start-value="-1">Document Information</text:h>
      <text:h text:style-name="P23" text:outline-level="2">License</text:h>
      <text:p text:style-name="P4">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23"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2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17">1 Introduction<text:tab/>4</text:p>
          <text:p text:style-name="P17">2 Application Domain<text:tab/>5</text:p>
          <text:p text:style-name="P17">3 Problem Description<text:tab/>5</text:p>
          <text:p text:style-name="P24">3.1 Whiteboard Services and Http Service (Bug 2872)<text:tab/>5</text:p>
          <text:p text:style-name="P24">3.2 Reusable Logic across Servlet Contexts (Bug 2900)<text:tab/>5</text:p>
          <text:p text:style-name="P24">3.3 Multipart Configuration Handling (Bug 2870)<text:tab/>5</text:p>
          <text:p text:style-name="P24">3.4 Support Servlets without a pattern (Bug 2897)<text:tab/>6</text:p>
          <text:p text:style-name="P17">4 Requirements<text:tab/>6</text:p>
          <text:p text:style-name="P17">5 Technical Solution<text:tab/>7</text:p>
          <text:p text:style-name="P17">6 Data Transfer Objects<text:tab/>7</text:p>
          <text:p text:style-name="P17"><text:soft-page-break/>7 Javadoc<text:tab/>7</text:p>
          <text:p text:style-name="P17">8 Considered Alternatives<text:tab/>8</text:p>
          <text:p text:style-name="P17">9 Security Considerations<text:tab/>8</text:p>
          <text:p text:style-name="P17">10 Document Support<text:tab/>8</text:p>
          <text:p text:style-name="P24">10.1 References<text:tab/>8</text:p>
          <text:p text:style-name="P24">10.2 Author’s Address<text:tab/>8</text:p>
          <text:p text:style-name="P24">10.3 Acronyms and Abbreviations<text:tab/>8</text:p>
          <text:p text:style-name="P24">10.4 End of Document<text:tab/>8</text:p>
        </text:index-body>
      </text:table-of-content>
      <text:p text:style-name="P2"/>
      <text:h text:style-name="P23"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4">Source code is shown in this typeface</text:span>.</text:p>
      <text:h text:style-name="P23"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12">Initial</text:p>
          </table:table-cell>
          <table:table-cell table:style-name="Table1.B2" office:value-type="date" office:date-value="2016-04-13">
            <text:p text:style-name="P11">2016-04-13</text:p>
          </table:table-cell>
          <table:table-cell table:style-name="Table1.C1" office:value-type="string">
            <text:p text:style-name="P11">Initial draft</text:p>
            <text:p text:style-name="P11">Carsten Ziegeler, Adobe</text:p>
          </table:table-cell>
        </table:table-row>
        <table:table-row table:style-name="Table1.2">
          <table:table-cell table:style-name="Table1.A3" office:value-type="string">
            <text:p text:style-name="P12"/>
          </table:table-cell>
          <table:table-cell table:style-name="Table1.B3">
            <text:p text:style-name="P11"/>
          </table:table-cell>
          <table:table-cell table:style-name="Table1.C3" office:value-type="string">
            <text:p text:style-name="P11"/>
          </table:table-cell>
        </table:table-row>
        <table:table-row table:style-name="Table1.2">
          <table:table-cell table:style-name="Table1.A3" office:value-type="string">
            <text:p text:style-name="P12"/>
          </table:table-cell>
          <table:table-cell table:style-name="Table1.B3">
            <text:p text:style-name="P11"/>
          </table:table-cell>
          <table:table-cell table:style-name="Table1.C3" office:value-type="string">
            <text:p text:style-name="P11"/>
          </table:table-cell>
        </table:table-row>
      </table:table>
      <text:p text:style-name="P2"/>
      <text:h text:style-name="P18" text:outline-level="1">Introduction</text:h>
      <text:p text:style-name="P2">This RFC collects a numbers of requested enhancements to Http Whiteboard Service that were suggested after Release 6 design work was completed. </text:p>
      <text:h text:style-name="P18" text:outline-level="1"><text:soft-page-break/>Application Domain</text:h>
      <text:p text:style-name="P2">The Http Whiteboard Specification was first released in 2015 as part of Release 6. From the Version 1.0 spec:</text:p>
      <text:p text:style-name="P16">The OSGi Http Whiteboard Specification provides a light and convenient way of using servlets, servlet filters, servlet listeners and web resources in an OSGi environment through the use of the [7] Whiteboard <text:span text:style-name="T5">Pattern.</text:span></text:p>
      <text:h text:style-name="P18" text:outline-level="1">Problem Description</text:h>
      <text:h text:style-name="Heading_20_2" text:outline-level="2">Whiteboard Services and Http Service (Bug 2872)</text:h>
      <text:p text:style-name="Body"><text:bookmark text:name="comment_text_0"/>If a Http Whiteboard implementation is also implementing the Http Service, the Http contexts for the Http Service are not represented as ServletContextHelper services and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 for use cases like logging all requests or handling common security problems like handling Cross-Origin Resource Sharing this code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21">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iltipart-config.</text:p>
      <text:p text:style-name="P21"><text:soft-page-break/>&gt; <text:s text:c="3"/>&lt;servlet&gt;<text:line-break/>&gt; <text:s text:c="7"/>&lt;servlet-name&gt;StudentRegistrationUsn&lt;/servlet-name&gt;<text:line-break/>&gt; <text:s text:c="7"/>&lt;multipart-config&gt;<text:line-break/>&gt; <text:s text:c="11"/>&lt;max-file-size&gt;10485760&lt;/max-file-size&gt;<text:line-break/>&gt; <text:s text:c="11"/>&lt;max-request-size&gt;20971520&lt;/max-request-size&gt;<text:line-break/>&gt; <text:s text:c="11"/>&lt;file-size-threshold&gt;5242880&lt;/file-size-threshold&gt;<text:line-break/>&gt; <text:s text:c="7"/>&lt;/multipart-config&gt;<text:line-break/>&gt;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18"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2"/>
      <text:h text:style-name="P18" text:outline-level="1"><text:soft-page-break/>Technical Solution</text:h>
      <text:p text:style-name="Body"/>
      <text:h text:style-name="P18"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h text:style-name="P18" text:outline-level="1">Javadoc</text:h>
      <text:p text:style-name="P6"><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18" text:outline-level="1"><text:soft-page-break/>Considered Alternatives</text:h>
      <text:h text:style-name="P18" text:outline-level="1">Security Considerations</text:h>
      <text:p text:style-name="P3">Description of all known vulnerabilities this may either introduce or address as well as scenarios of how the weaknesses could be circumvented.</text:p>
      <text:h text:style-name="P18" text:outline-level="1">Document Support</text:h>
      <text:h text:style-name="P23" text:outline-level="2">References</text:h>
      <text:list xml:id="list3300148227857190742" text:style-name="WW8Num3">
        <text:list-item>
          <text:p text:style-name="P20"><text:bookmark-start text:name="_Ref493020620"/>Bradner, S., Key words for use in RFCs to Indicate Requirement Levels, RFC2119, March 1997.<text:bookmark-end text:name="_Ref493020620"/></text:p>
        </text:list-item>
        <text:list-item>
          <text:p text:style-name="P20">Software Requirements &amp; Specifications. Michael Jackson. ISBN 0-201-87712-0</text:p>
        </text:list-item>
      </text:list>
      <text:h text:style-name="P23"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Carsten Ziegeler</text:p>
          </table:table-cell>
        </table:table-row>
        <table:table-row table:style-name="Table2.1">
          <table:table-cell table:style-name="Table2.A1" office:value-type="string">
            <text:p text:style-name="P8">Company</text:p>
          </table:table-cell>
          <table:table-cell table:style-name="Table2.B1" office:value-type="string">
            <text:p text:style-name="P8">Adobe Systems Incorporated</text:p>
          </table:table-cell>
        </table:table-row>
      </table:table>
      <text:p text:style-name="P2"/>
      <text:h text:style-name="P23" text:outline-level="2">Acronyms and Abbreviations</text:h>
      <text:p text:style-name="P2"/>
      <text:h text:style-name="P23"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 ×Zÿ" svg:font-family=" ×Zÿ"/>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328612BC.png" xlink:type="simple" xlink:show="embed" xlink:actuate="onLoad"/></draw:frame><text:tab/><text:user-defined style:data-style-name="N0" text:name="RFC Title">RFC 223: Http Whiteboard Updates</text:user-defined><text:tab/>Page <text:page-number text:select-page="current">8</text:page-number> of <text:page-count style:num-format="1">8</text:page-count></text:p>
        <text:p text:style-name="Header"/>
        <text:p text:style-name="Header"><text:tab/>Draft<text:tab/> <text:modification-date style:data-style-name="N76">April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44</meta:editing-cycles>
    <meta:editing-duration>P2DT3H31M25S</meta:editing-duration>
    <meta:initial-creator>BJ Hargrave</meta:initial-creator>
    <dc:date>2016-04-22T09:51:43</dc:date>
    <dc:creator>Carsten Ziegeler</dc:creator>
    <meta:document-statistic meta:table-count="2" meta:image-count="2" meta:object-count="0" meta:page-count="8" meta:paragraph-count="106" meta:word-count="1810" meta:character-count="11953"/>
    <meta:user-defined meta:name="Info"/>
    <meta:user-defined meta:name="Info 3"/>
    <meta:user-defined meta:name="Info 4"/>
    <meta:user-defined meta:name="RFC Title">RFC 223: Http Whiteboard Updates</meta:user-defined>
  </office:meta>
</office:document-meta>
</file>